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7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1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dddddd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 style:data-style-name="N37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benchmark-batche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6378" table:default-cell-style-name="ce2"/>
        <table:table-row table:style-name="ro1"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Tracker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frcnn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date" office:date-value="2026-03-07" calcext:value-type="date">
            <text:p>07.03.26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det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date" office:date-value="2026-03-07" calcext:value-type="date">
            <text:p>07.03.26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detectron2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date" office:date-value="2026-03-07" calcext:value-type="date">
            <text:p>07.03.26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yolo11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string" calcext:value-type="string">
            <text:p>?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yolo12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string" calcext:value-type="string">
            <text:p>?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yolo9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string" calcext:value-type="string">
            <text:p>?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yolo10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string" calcext:value-type="string">
            <text:p>?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yolo8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string" calcext:value-type="string">
            <text:p>?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yolo7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string" calcext:value-type="string">
            <text:p>?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yolo6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string" calcext:value-type="string">
            <text:p>?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yolo5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string" calcext:value-type="string">
            <text:p>?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yolo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string" calcext:value-type="string">
            <text:p>?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I-17</text:p>
          </table:table-cell>
          <table:table-cell office:value-type="string" calcext:value-type="string">
            <text:p>yolo3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MOT17</text:p>
          </table:table-cell>
          <table:table-cell table:style-name="ce3" office:value-type="string" calcext:value-type="string">
            <text:p>?</text:p>
          </table:table-cell>
          <table:table-cell table:number-columns-repeated="1637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15:51:37.219971300</meta:creation-date>
    <dc:date>2026-03-07T16:01:20.509780970</dc:date>
    <meta:editing-duration>PT9M46S</meta:editing-duration>
    <meta:editing-cycles>1</meta:editing-cycles>
    <meta:document-statistic meta:table-count="1" meta:cell-count="84" meta:object-count="0"/>
    <meta:generator>LibreOffice/24.2.7.2$Linux_X86_64 LibreOffice_project/420$Build-2</meta:generator>
  </office:meta>
</office:document-meta>
</file>